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Lucidasans1" svg:font-family="Lucidasans"/>
    <style:font-face style:name="Thorndale" svg:font-family="Thornda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ejaVu Sans Condensed" fo:font-size="14pt" fo:font-style="normal" officeooo:rsid="000c5d04" officeooo:paragraph-rsid="000c5d04" fo:background-color="transparent" style:font-size-asian="14pt" style:font-style-asian="normal" style:font-size-complex="14pt" style:font-style-complex="normal"/>
    </style:style>
    <style:style style:name="P2" style:family="paragraph" style:parent-style-name="Standard">
      <style:text-properties style:font-name="DejaVu Sans Condensed" fo:font-size="14pt" fo:font-style="normal" officeooo:rsid="000c5d04" officeooo:paragraph-rsid="00150ea4" fo:background-color="transparent" style:font-size-asian="14pt" style:font-style-asian="normal" style:font-size-complex="14pt" style:font-style-complex="normal"/>
    </style:style>
    <style:style style:name="P3" style:family="paragraph" style:parent-style-name="Standard">
      <style:text-properties style:font-name="DejaVu Sans Condensed" fo:font-size="14pt" fo:font-style="normal" fo:background-color="transparent" style:font-size-asian="14pt" style:font-style-asian="normal" style:font-size-complex="14pt" style:font-style-complex="normal"/>
    </style:style>
    <style:style style:name="P4" style:family="paragraph" style:parent-style-name="Standard">
      <style:text-properties style:font-name="DejaVu Sans Condensed" fo:font-size="14pt" fo:font-style="normal" officeooo:paragraph-rsid="00112ab6" fo:background-color="transparent" style:font-size-asian="14pt" style:font-style-asian="normal" style:font-size-complex="14pt" style:font-style-complex="normal"/>
    </style:style>
    <style:style style:name="P5" style:family="paragraph" style:parent-style-name="Standard">
      <style:text-properties style:font-name="DejaVu Sans Condensed" fo:font-size="14pt" fo:font-style="normal" officeooo:paragraph-rsid="00157bad" fo:background-color="transparent" style:font-size-asian="14pt" style:font-style-asian="normal" style:font-size-complex="14pt" style:font-style-complex="normal"/>
    </style:style>
    <style:style style:name="P6" style:family="paragraph" style:parent-style-name="Standard">
      <style:text-properties style:font-name="DejaVu Sans Condensed" fo:font-size="14pt" fo:font-style="normal" officeooo:paragraph-rsid="0010f83a" fo:background-color="transparent" style:font-size-asian="14pt" style:font-style-asian="normal" style:font-size-complex="14pt" style:font-style-complex="normal"/>
    </style:style>
    <style:style style:name="P7" style:family="paragraph" style:parent-style-name="Standard">
      <style:paragraph-properties>
        <style:tab-stops>
          <style:tab-stop style:position="17.859cm"/>
          <style:tab-stop style:position="18.411cm"/>
        </style:tab-stops>
      </style:paragraph-properties>
      <style:text-properties style:font-name="DejaVu Sans Condensed" fo:font-size="14pt" fo:font-style="normal" fo:background-color="transparent" style:font-size-asian="14pt" style:font-style-asian="normal" style:font-size-complex="14pt" style:font-style-complex="normal"/>
    </style:style>
    <style:style style:name="P8" style:family="paragraph" style:parent-style-name="Standard">
      <style:text-properties style:font-name="DejaVu Sans Condensed" fo:font-size="14pt" fo:font-style="normal" fo:font-weight="bold" fo:background-color="transparent" style:font-size-asian="14pt" style:font-style-asian="normal" style:font-weight-asian="bold" style:font-size-complex="14pt" style:font-style-complex="normal" style:font-weight-complex="bold"/>
    </style:style>
    <style:style style:name="P9" style:family="paragraph" style:parent-style-name="Standard">
      <style:text-properties style:font-name="DejaVu Sans Condensed" fo:font-size="14pt" fo:font-style="normal" fo:font-weight="bold" officeooo:paragraph-rsid="000c5d04" fo:background-color="transparent" style:font-size-asian="14pt" style:font-style-asian="normal" style:font-weight-asian="bold" style:font-size-complex="14pt" style:font-style-complex="normal" style:font-weight-complex="bold"/>
    </style:style>
    <style:style style:name="P10" style:family="paragraph" style:parent-style-name="Standard">
      <style:text-properties style:font-name="DejaVu Sans Condensed" fo:font-size="14pt" fo:font-style="normal" fo:font-weight="bold" officeooo:paragraph-rsid="00150ea4" fo:background-color="transparent" style:font-size-asian="14pt" style:font-style-asian="normal" style:font-weight-asian="bold" style:font-size-complex="14pt" style:font-style-complex="normal" style:font-weight-complex="bold"/>
    </style:style>
    <style:style style:name="P11" style:family="paragraph" style:parent-style-name="Standard">
      <style:text-properties style:font-name="DejaVu Sans Condensed" fo:font-size="14pt" fo:font-style="normal" fo:font-weight="bold" officeooo:paragraph-rsid="00179b30" fo:background-color="transparent" style:font-size-asian="14pt" style:font-style-asian="normal" style:font-weight-asian="bold" style:font-size-complex="14pt" style:font-style-complex="normal" style:font-weight-complex="bold"/>
    </style:style>
    <style:style style:name="P12" style:family="paragraph" style:parent-style-name="Standard">
      <style:text-properties style:font-name="DejaVu Sans Condensed" fo:font-size="14pt" fo:font-style="normal" officeooo:rsid="000c5d04" officeooo:paragraph-rsid="00179b30" fo:background-color="#ffff00" style:font-size-asian="14pt" style:font-style-asian="normal" style:font-size-complex="14pt" style:font-style-complex="normal"/>
    </style:style>
    <style:style style:name="P13" style:family="paragraph" style:parent-style-name="Standard">
      <style:paragraph-properties fo:text-align="center" style:justify-single-word="false"/>
      <style:text-properties style:font-name="DejaVu Sans Condensed" fo:font-size="16pt" fo:font-style="normal" fo:font-weight="bold" fo:background-color="transparent"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style:font-name="DejaVu Sans Condensed"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7bad" style:font-weight-asian="normal" style:font-weight-complex="normal"/>
    </style:style>
    <style:style style:name="T4" style:family="text">
      <style:text-properties style:font-name="DejaVu Sans" style:font-name-asian="DejaVu Sans" style:font-name-complex="DejaVu Sans"/>
    </style:style>
    <style:style style:name="T5" style:family="text">
      <style:text-properties style:font-name="DejaVu Sans" officeooo:rsid="000765e0" style:font-name-asian="DejaVu Sans" style:font-name-complex="DejaVu Sans"/>
    </style:style>
    <style:style style:name="T6" style:family="text">
      <style:text-properties style:font-name="DejaVu Sans" fo:font-weight="normal" style:font-name-asian="DejaVu Sans" style:font-weight-asian="normal" style:font-name-complex="DejaVu Sans" style:font-weight-complex="normal"/>
    </style:style>
    <style:style style:name="T7" style:family="text">
      <style:text-properties fo:color="#0000ff" fo:font-weight="bold" style:font-weight-asian="bold" style:font-weight-complex="bold"/>
    </style:style>
    <style:style style:name="T8" style:family="text">
      <style:text-properties fo:color="#0000ff" fo:font-weight="bold" officeooo:rsid="000cc7fb" style:font-weight-asian="bold" style:font-weight-complex="bold"/>
    </style:style>
    <style:style style:name="T9" style:family="text">
      <style:text-properties fo:color="#0000ff" fo:font-weight="bold" officeooo:rsid="0010f83a" style:font-weight-asian="bold" style:font-weight-complex="bold"/>
    </style:style>
    <style:style style:name="T10" style:family="text">
      <style:text-properties fo:color="#0000ff" fo:font-weight="bold" officeooo:rsid="000c5d04" style:font-weight-asian="bold" style:font-weight-complex="bold"/>
    </style:style>
    <style:style style:name="T11" style:family="text">
      <style:text-properties fo:color="#0000ff" fo:font-weight="bold" officeooo:rsid="00112ab6" style:font-weight-asian="bold" style:font-weight-complex="bold"/>
    </style:style>
    <style:style style:name="T12" style:family="text">
      <style:text-properties fo:color="#0000ff" fo:font-weight="bold" officeooo:rsid="00150ea4" style:font-weight-asian="bold" style:font-weight-complex="bold"/>
    </style:style>
    <style:style style:name="T13" style:family="text">
      <style:text-properties fo:color="#0000ff" fo:font-weight="bold" officeooo:rsid="00157bad" style:font-weight-asian="bold" style:font-weight-complex="bold"/>
    </style:style>
    <style:style style:name="T14" style:family="text">
      <style:text-properties fo:color="#0000ff" fo:font-weight="bold" officeooo:rsid="00179b30" style:font-weight-asian="bold" style:font-weight-complex="bold"/>
    </style:style>
    <style:style style:name="T15" style:family="text">
      <style:text-properties fo:color="#0000ff" style:font-name="DejaVu Sans" fo:font-weight="bold" officeooo:rsid="000765e0" style:font-name-asian="DejaVu Sans" style:font-weight-asian="bold" style:font-name-complex="DejaVu Sans" style:font-weight-complex="bold"/>
    </style:style>
    <style:style style:name="T16" style:family="text">
      <style:text-properties fo:color="#3333ff" style:font-name="DejaVu Sans" fo:font-weight="bold" officeooo:rsid="000765e0" style:font-name-asian="DejaVu Sans" style:font-weight-asian="bold" style:font-name-complex="DejaVu Sans" style:font-weight-complex="bold"/>
    </style:style>
    <style:style style:name="T17" style:family="text">
      <style:text-properties officeooo:rsid="00080649"/>
    </style:style>
    <style:style style:name="T18" style:family="text">
      <style:text-properties officeooo:rsid="000c5d04"/>
    </style:style>
    <style:style style:name="T19" style:family="text">
      <style:text-properties officeooo:rsid="000c5d04" fo:background-color="#ffff00" loext:char-shading-value="0"/>
    </style:style>
    <style:style style:name="T20" style:family="text">
      <style:text-properties style:use-window-font-color="true" fo:font-weight="normal" officeooo:rsid="000cc7fb" style:font-weight-asian="normal" style:font-weight-complex="normal"/>
    </style:style>
    <style:style style:name="T21" style:family="text">
      <style:text-properties style:use-window-font-color="true" fo:font-weight="normal" officeooo:rsid="00157bad" style:font-weight-asian="normal" style:font-weight-complex="normal"/>
    </style:style>
    <style:style style:name="T22" style:family="text">
      <style:text-properties officeooo:rsid="00112ab6"/>
    </style:style>
    <style:style style:name="T23" style:family="text">
      <style:text-properties officeooo:rsid="00150ea4"/>
    </style:style>
    <style:style style:name="T24" style:family="text">
      <style:text-properties officeooo:rsid="00157bad"/>
    </style:style>
    <style:style style:name="T25" style:family="text">
      <style:text-properties officeooo:rsid="00179b3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ntext-free grammar for <text:span text:style-name="T17">Dubem</text:span> programming language</text:p>
      <text:p text:style-name="P14">Version <text:span text:style-name="T25">4</text:span></text:p>
      <text:p text:style-name="P3"/>
      <text:p text:style-name="P3"/>
      <text:p text:style-name="P3">program <text:span text:style-name="T4">→</text:span> <text:span text:style-name="T2">( statement )*</text:span></text:p>
      <text:p text:style-name="P3"/>
      <text:p text:style-name="P7"><text:span text:style-name="T2">statement</text:span> <text:span text:style-name="T4">→ </text:span><text:span text:style-name="T16">NL</text:span><text:span text:style-name="T5"> | </text:span>st_print <text:span text:style-name="T18">| st_attrib | st_while </text:span><text:span text:style-name="T19">| st_if</text:span></text:p>
      <text:p text:style-name="P3"/>
      <text:p text:style-name="P4">st_print <text:span text:style-name="T4">→</text:span> <text:span text:style-name="T7">print </text:span>exp_arithmetic <text:span text:style-name="T22">(</text:span> <text:span text:style-name="T15">, </text:span>exp_arithmetic <text:span text:style-name="T22">)*</text:span><text:span text:style-name="T10"> </text:span><text:span text:style-name="T11">N</text:span><text:span text:style-name="T10">L</text:span></text:p>
      <text:p text:style-name="P8"/>
      <text:p text:style-name="P1">st_attrib → <text:span text:style-name="T7">name</text:span> <text:span text:style-name="T7">=</text:span> exp_arithmetic <text:span text:style-name="T7">NL</text:span></text:p>
      <text:p text:style-name="P9"/>
      <text:p text:style-name="P2">st_<text:span text:style-name="T23">while</text:span> → <text:span text:style-name="T12">while</text:span> exp_<text:span text:style-name="T23">comparison</text:span> <text:span text:style-name="T7">NL </text:span><text:span text:style-name="T21">( statement )*</text:span><text:span text:style-name="T13"> end NL</text:span></text:p>
      <text:p text:style-name="P10"/>
      <text:p text:style-name="P12">st_<text:span text:style-name="T25">if</text:span> → <text:span text:style-name="T14">if</text:span> exp_<text:span text:style-name="T23">comparison</text:span> <text:span text:style-name="T7">NL </text:span><text:span text:style-name="T21">( statement )*</text:span><text:span text:style-name="T13"> end NL</text:span></text:p>
      <text:p text:style-name="P11"/>
      <text:p text:style-name="P5">exp_<text:span text:style-name="T23">comparison</text:span><text:span text:style-name="T2"> </text:span><text:span text:style-name="T6">→</text:span><text:span text:style-name="T2"> </text:span><text:span text:style-name="T3">exp_arithmetic</text:span> ( <text:span text:style-name="T13">==</text:span> | <text:span text:style-name="T7">!</text:span><text:span text:style-name="T13">=</text:span> | <text:span text:style-name="T13">&lt;</text:span> | <text:span text:style-name="T13">&lt;=</text:span> | <text:span text:style-name="T13">&gt;</text:span> | <text:span text:style-name="T13">&gt;=</text:span> ) <text:span text:style-name="T24">e</text:span><text:span text:style-name="T3">xp_arithmetic</text:span></text:p>
      <text:p text:style-name="P10"/>
      <text:p text:style-name="P3">exp_arithmetic<text:span text:style-name="T2"> </text:span><text:span text:style-name="T6">→</text:span><text:span text:style-name="T2"> </text:span>term ( ( <text:span text:style-name="T7">+</text:span> | <text:span text:style-name="T7">-</text:span> ) term )*</text:p>
      <text:p text:style-name="P3"/>
      <text:p text:style-name="P3">term <text:span text:style-name="T4">→</text:span> factor ( ( <text:span text:style-name="T7">*</text:span> | <text:span text:style-name="T7">/</text:span> | <text:span text:style-name="T7">% </text:span>) factor )*</text:p>
      <text:p text:style-name="P3"/>
      <text:p text:style-name="P6">factor <text:span text:style-name="T4">→</text:span> <text:span text:style-name="T7">number</text:span><text:span text:style-name="T1"> </text:span><text:span text:style-name="T2">|</text:span><text:span text:style-name="T1"> </text:span><text:span text:style-name="T7">(</text:span><text:span text:style-name="T1"> </text:span><text:span text:style-name="T2">exp_arithmetic</text:span><text:span text:style-name="T1"> </text:span><text:span text:style-name="T7">) </text:span><text:span text:style-name="T20">|</text:span><text:span text:style-name="T7"> </text:span><text:span text:style-name="T8">name </text:span><text:span text:style-name="T20">|</text:span><text:span text:style-name="T8"> </text:span><text:span text:style-name="T9">read_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ce style:name="Lucidasans1" svg:font-family="Lucidasans"/>
    <style:font-face style:name="Thorndale" svg:font-family="Thornda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lbany" fo:font-family="Albany"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horndale" fo:font-family="Thorndale"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Thorndale" fo:font-family="Thorndale" style:font-name-complex="Lucidasans1" style:font-family-complex="Lucidasans"/>
    </style:style>
    <style:style style:name="Footnote_20_Symbol" style:display-name="Footnote Symbol" style:family="text"/>
    <style:style style:name="Endnote_20_Symbol" style:display-name="Endnote Symbol" style:family="text"/>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6cm" fo:margin-left="0.6cm" fo:margin-right="0.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celo de Gomensoro Malheiros</meta:initial-creator>
    <meta:creation-date>2005-09-13T19:38:02</meta:creation-date>
    <dc:date>2017-10-19T19:51:06.763759267</dc:date>
    <dc:language>pt-BR</dc:language>
    <meta:editing-cycles>77</meta:editing-cycles>
    <meta:editing-duration>PT11H20M58S</meta:editing-duration>
    <meta:document-statistic meta:table-count="0" meta:image-count="0" meta:object-count="0" meta:page-count="1" meta:paragraph-count="12" meta:word-count="111" meta:character-count="548" meta:non-whitespace-character-count="449"/>
    <meta:user-defined meta:name="Info 1"/>
    <meta:user-defined meta:name="Info 2"/>
    <meta:user-defined meta:name="Info 3"/>
    <meta:user-defined meta:name="Info 4"/>
  </office:meta>
</office:document-meta>
</file>